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officeooo:rsid="00553ebd" officeooo:paragraph-rsid="00553ebd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6b7b9f" officeooo:paragraph-rsid="006b7b9f" fo:background-color="transparent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Calibri" officeooo:rsid="006d73e1" officeooo:paragraph-rsid="007004f3" fo:background-color="transparent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6d73e1" officeooo:paragraph-rsid="007004f3" fo:background-color="transparent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Calibri" officeooo:rsid="007004f3" officeooo:paragraph-rsid="007004f3" fo:background-color="transparent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71034c" officeooo:paragraph-rsid="0071034c" fo:background-color="transparent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72ba88" officeooo:paragraph-rsid="0072ba88" fo:background-color="transparent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73850f" officeooo:paragraph-rsid="0073850f" fo:background-color="transparent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73850f"/>
    </style:style>
    <style:style style:name="T1" style:family="text">
      <style:text-properties officeooo:rsid="005e99fb"/>
    </style:style>
    <style:style style:name="T2" style:family="text">
      <style:text-properties officeooo:rsid="006b7b9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6f65fb" fo:background-color="#ffff00" loext:char-shading-value="0"/>
    </style:style>
    <style:style style:name="T5" style:family="text">
      <style:text-properties officeooo:rsid="0072ba88" fo:background-color="#ffff00" loext:char-shading-value="0"/>
    </style:style>
    <style:style style:name="T6" style:family="text">
      <style:text-properties style:font-name="Calibri" officeooo:rsid="0073850f" fo:background-color="transparent" loext:char-shading-value="0"/>
    </style:style>
    <style:style style:name="T7" style:family="text">
      <style:text-properties style:font-name="Calibri" officeooo:rsid="00738f57" fo:background-color="transparent" loext:char-shading-value="0"/>
    </style:style>
    <style:style style:name="T8" style:family="text">
      <style:text-properties officeooo:rsid="00738f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2">01/06/16</text:span> – Lisandrea <text:span text:style-name="T1">e Andrea</text:span></text:p>
      <text:list xml:id="list1872178028991916177" text:style-name="L1">
        <text:list-header>
          <text:p text:style-name="P2"/>
        </text:list-header>
      </text:list>
      <text:p text:style-name="P3">Perguntas:</text:p>
      <text:p text:style-name="P3">É necessário o histórico do SisReg?</text:p>
      <text:list xml:id="list5855970646350756712" text:style-name="L5">
        <text:list-item>
          <text:p text:style-name="P4">Não há uma grande necessidade no momento</text:p>
        </text:list-item>
        <text:list-item>
          <text:p text:style-name="P6">Repensar nas capas de atividades</text:p>
        </text:list-item>
      </text:list>
      <text:p text:style-name="P5"><text:span text:style-name="T4"/></text:p>
      <text:p text:style-name="P5"><text:span text:style-name="T4">Alta → Encerramento</text:span></text:p>
      <text:p text:style-name="P7"><text:span text:style-name="T4">E</text:span><text:span text:style-name="T3">missão do Cupom Fisca</text:span><text:span text:style-name="T5">l</text:span></text:p>
      <text:p text:style-name="P8"><text:span text:style-name="T3">Os CID’s da atividade podem mudar</text:span></text:p>
      <text:p text:style-name="P9"/>
      <text:p text:style-name="P9">Atendimento <text:span text:style-name="T8">(todo vez que o usuário é atendido há evolução)</text:span></text:p>
      <text:list xml:id="list4912813476410164152" text:style-name="L6">
        <text:list-item>
          <text:p text:style-name="P10"><text:span text:style-name="T6">Avaliação</text:span></text:p>
        </text:list-item>
        <text:list-item>
          <text:p text:style-name="P10"><text:span text:style-name="T6">Evolução</text:span></text:p>
        </text:list-item>
        <text:list-item>
          <text:p text:style-name="P10"><text:span text:style-name="T6">Relatório</text:span></text:p>
        </text:list-item>
        <text:list-item>
          <text:p text:style-name="P10"><text:span text:style-name="T6">Encerramen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2.2$Windows_x86 LibreOffice_project/d3bf12ecb743fc0d20e0be0c58ca359301eb705f</meta:generator>
    <dc:date>2016-06-01T11:58:00.851000000</dc:date>
    <meta:editing-duration>PT5H5M47S</meta:editing-duration>
    <meta:editing-cycles>36</meta:editing-cycles>
    <meta:document-statistic meta:table-count="0" meta:image-count="0" meta:object-count="0" meta:page-count="1" meta:paragraph-count="14" meta:word-count="58" meta:character-count="333" meta:non-whitespace-character-count="294"/>
  </office:meta>
</office:document-meta>
</file>